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2pt" fo:font-weight="bold" officeooo:rsid="0000fb99" officeooo:paragraph-rsid="0000fb99" style:font-size-asian="22pt" style:font-weight-asian="bold" style:font-size-complex="22pt" style:font-weight-complex="bold"/>
    </style:style>
    <style:style style:name="P2" style:family="paragraph" style:parent-style-name="Text_20_body">
      <style:text-properties fo:font-size="22pt" fo:font-weight="bold" officeooo:rsid="0000fb99" officeooo:paragraph-rsid="0000fb99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8pt" fo:font-weight="bold" officeooo:rsid="0000fb99" officeooo:paragraph-rsid="0000fb99" style:font-size-asian="18pt" style:font-weight-asian="bold" style:font-size-complex="18pt" style:font-weight-complex="bold"/>
    </style:style>
    <style:style style:name="P4" style:family="paragraph" style:parent-style-name="Text_20_body">
      <style:text-properties fo:font-size="12pt" officeooo:paragraph-rsid="0002991f" style:font-size-asian="12pt" style:font-size-complex="12p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>
      <style:text-properties officeooo:paragraph-rsid="0000fb99"/>
    </style:style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text-properties fo:font-size="12pt" officeooo:paragraph-rsid="0002991f" style:font-size-asian="12pt" style:font-size-complex="12pt"/>
    </style:style>
    <style:style style:name="P14" style:family="paragraph" style:parent-style-name="Text_20_body" style:list-style-name="L8">
      <style:text-properties fo:font-size="12pt" officeooo:paragraph-rsid="0002991f" style:font-size-asian="12pt" style:font-size-complex="12pt"/>
    </style:style>
    <style:style style:name="P15" style:family="paragraph" style:parent-style-name="Text_20_body" style:list-style-name="L9">
      <style:text-properties fo:font-size="12pt" officeooo:paragraph-rsid="0002991f" style:font-size-asian="12pt" style:font-size-complex="12pt"/>
    </style:style>
    <style:style style:name="P16" style:family="paragraph" style:parent-style-name="Text_20_body" style:list-style-name="L10">
      <style:text-properties fo:font-size="12pt" fo:font-weight="normal" officeooo:rsid="0002991f" officeooo:paragraph-rsid="0002991f" style:font-size-asian="12pt" style:font-weight-asian="normal" style:font-size-complex="12pt" style:font-weight-complex="normal"/>
    </style:style>
    <style:style style:name="P17" style:family="paragraph" style:parent-style-name="Text_20_body" style:list-style-name="L11">
      <style:text-properties fo:font-size="12pt" fo:font-weight="normal" officeooo:rsid="0002bae6" officeooo:paragraph-rsid="0002bae6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size="18pt" fo:font-weight="bold" officeooo:rsid="0002991f" officeooo:paragraph-rsid="0002991f" style:font-size-asian="18pt" style:font-weight-asian="bold" style:font-size-complex="18pt" style:font-weight-complex="bold"/>
    </style:style>
    <style:style style:name="P19" style:family="paragraph" style:parent-style-name="Text_20_body">
      <style:text-properties fo:font-size="18pt" fo:font-weight="bold" officeooo:rsid="0002bae6" officeooo:paragraph-rsid="0002bae6" style:font-size-asian="18pt" style:font-weight-asian="bold" style:font-size-complex="18pt" style:font-weight-complex="bold"/>
    </style:style>
    <style:style style:name="T1" style:family="text">
      <style:text-properties fo:font-size="12pt" officeooo:rsid="0000fb99" style:font-size-asian="12pt" style:font-size-complex="12pt"/>
    </style:style>
    <style:style style:name="T2" style:family="text">
      <style:text-properties fo:font-size="12pt" fo:font-weight="normal" officeooo:rsid="0000fb99" style:font-size-asian="12pt" style:font-weight-asian="normal" style:font-size-complex="12pt" style:font-weight-complex="normal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end</text:p>
      <text:p text:style-name="P1"/>
      <text:p text:style-name="P2"><text:span text:style-name="Strong_20_Emphasis"><text:span text:style-name="T3">Applications and Tools</text:span></text:span><text:span text:style-name="T3">:</text:span></text:p>
      <text:list xml:id="list3830497422" text:style-name="L1">
        <text:list-item>
          <text:p text:style-name="P6">Java Development Kit (JDK) (v11 or later)</text:p>
        </text:list-item>
        <text:list-item>
          <text:p text:style-name="P5">Apache Maven (v3.8.x or later)</text:p>
        </text:list-item>
      </text:list>
      <text:p text:style-name="Text_20_body"><text:span text:style-name="Strong_20_Emphasis"><text:span text:style-name="T3">Dependencies</text:span></text:span><text:span text:style-name="T3"> (specified in </text:span><text:span text:style-name="Source_20_Text"><text:span text:style-name="T3">pom.xml</text:span></text:span><text:span text:style-name="T3">):</text:span></text:p>
      <text:list xml:id="list2267906897" text:style-name="L2">
        <text:list-item>
          <text:p text:style-name="P8"><text:span text:style-name="Source_20_Text">org.springframework.boot:spring-boot-starter-data-mongodb</text:span>: <text:span text:style-name="Source_20_Text">2.5.6</text:span></text:p>
        </text:list-item>
        <text:list-item>
          <text:p text:style-name="P8"><text:span text:style-name="Source_20_Text">org.springframework.boot:spring-boot-starter-security</text:span>: <text:span text:style-name="Source_20_Text">2.5.6</text:span></text:p>
        </text:list-item>
        <text:list-item>
          <text:p text:style-name="P8"><text:span text:style-name="Source_20_Text">org.springframework.boot:spring-boot-starter-web</text:span>: <text:span text:style-name="Source_20_Text">2.5.6</text:span></text:p>
        </text:list-item>
        <text:list-item>
          <text:p text:style-name="P8"><text:span text:style-name="Source_20_Text">org.projectlombok:lombok</text:span>: <text:span text:style-name="Source_20_Text">1.18.20</text:span></text:p>
        </text:list-item>
        <text:list-item>
          <text:p text:style-name="P8"><text:span text:style-name="Source_20_Text">org.springframework.boot:spring-boot-starter-test</text:span>: <text:span text:style-name="Source_20_Text">2.5.6</text:span></text:p>
        </text:list-item>
        <text:list-item>
          <text:p text:style-name="P7"><text:span text:style-name="Source_20_Text">de.flapdoodle.embed:de.flapdoodle.embed.mongo</text:span>: <text:span text:style-name="Source_20_Text">3.0.0</text:span> (for embedded MongoDB in tests)</text:p>
        </text:list-item>
      </text:list>
      <text:p text:style-name="P1"/>
      <text:p text:style-name="P3">Spring Boot</text:p>
      <text:list xml:id="list299780004" text:style-name="L3">
        <text:list-item>
          <text:p text:style-name="P9"><text:span text:style-name="Strong_20_Emphasis"><text:span text:style-name="T1">Controllers</text:span></text:span><text:span text:style-name="T2">: Spring Boot controllers handle incoming HTTP requests from the frontend and return responses.</text:span></text:p>
        </text:list-item>
      </text:list>
      <text:list xml:id="list2830533767" text:style-name="L4">
        <text:list-item>
          <text:p text:style-name="P10"><text:span text:style-name="Strong_20_Emphasis">Services</text:span>: Business logic is encapsulated in service classes, which are called by the controllers.</text:p>
        </text:list-item>
      </text:list>
      <text:list xml:id="list1729545230" text:style-name="L5">
        <text:list-item>
          <text:p text:style-name="P11"><text:span text:style-name="Strong_20_Emphasis">Repositories</text:span>: Repositories interact with the database to perform CRUD operations.</text:p>
        </text:list-item>
      </text:list>
      <text:list xml:id="list167376033" text:style-name="L6">
        <text:list-item>
          <text:p text:style-name="P12"><text:span text:style-name="Strong_20_Emphasis">Security</text:span>: Spring Security is used to manage authentication and authorization.</text:p>
        </text:list-item>
      </text:list>
      <text:p text:style-name="Text_20_body"/>
      <text:p text:style-name="Text_20_body"><text:span text:style-name="Strong_20_Emphasis"><text:span text:style-name="T3">Install JDK and Maven</text:span></text:span><text:span text:style-name="T3">:</text:span></text:p>
      <text:list xml:id="list67215360" text:style-name="L7">
        <text:list-item>
          <text:p text:style-name="P13">sudo apt update </text:p>
        </text:list-item>
        <text:list-item>
          <text:p text:style-name="P13">sudo apt install -y openjdk-11-jdk maven</text:p>
        </text:list-item>
      </text:list>
      <text:p text:style-name="P4"><text:span text:style-name="Strong_20_Emphasis"><text:span text:style-name="T3">Verify Installation</text:span></text:span><text:span text:style-name="T3">:</text:span></text:p>
      <text:list xml:id="list3199087" text:style-name="L8">
        <text:list-item>
          <text:p text:style-name="P14">java -version </text:p>
        </text:list-item>
        <text:list-item>
          <text:p text:style-name="P14">mvn -version</text:p>
        </text:list-item>
      </text:list>
      <text:p text:style-name="P4"><text:span text:style-name="Strong_20_Emphasis"><text:span text:style-name="T3">Set up Backend Project</text:span></text:span><text:span text:style-name="T3">:</text:span></text:p>
      <text:list xml:id="list4205737353" text:style-name="L9">
        <text:list-item>
          <text:p text:style-name="P15">git clone &lt;backend-repository-url&gt; pet-backend </text:p>
        </text:list-item>
        <text:list-item>
          <text:p text:style-name="P15">cd pet-backend </text:p>
        </text:list-item>
        <text:list-item>
          <text:p text:style-name="P15">mvn clean package</text:p>
        </text:list-item>
      </text:list>
      <text:p text:style-name="P18"><text:soft-page-break/>Run Backend:</text:p>
      <text:list xml:id="list2960593124" text:style-name="L10">
        <text:list-item>
          <text:p text:style-name="P16">java -jar target/pet-vet-backend.jar</text:p>
        </text:list-item>
      </text:list>
      <text:p text:style-name="P19">Check which service has occupied port:</text:p>
      <text:list xml:id="list1760802819" text:style-name="L11">
        <text:list-item>
          <text:p text:style-name="P17">sudo lsof -iTCP:27017 -sTCP:LISTE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9:18:42.951600252</meta:creation-date>
    <dc:date>2024-07-11T01:28:03.701468178</dc:date>
    <meta:editing-duration>PT13M5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155" meta:character-count="1228" meta:non-whitespace-character-count="1120"/>
  </office:meta>
</office:document-meta>
</file>